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4b5b05" officeooo:paragraph-rsid="05573782"/>
    </style:style>
    <style:style style:name="P4" style:family="paragraph" style:parent-style-name="Text_20_body">
      <style:text-properties officeooo:paragraph-rsid="056ebe90"/>
    </style:style>
    <style:style style:name="P5" style:family="paragraph" style:parent-style-name="Text_20_body">
      <style:paragraph-properties fo:line-height="100%"/>
      <style:text-properties officeooo:rsid="04af6545" officeooo:paragraph-rsid="04af6545"/>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57087f4" officeooo:paragraph-rsid="057087f4"/>
    </style:style>
    <style:style style:name="P8" style:family="paragraph" style:parent-style-name="Text_20_body">
      <style:text-properties officeooo:rsid="057de717" officeooo:paragraph-rsid="0580b830"/>
    </style:style>
    <style:style style:name="P9" style:family="paragraph" style:parent-style-name="Text_20_body">
      <style:text-properties officeooo:rsid="057de717" officeooo:paragraph-rsid="0585b304"/>
    </style:style>
    <style:style style:name="P10" style:family="paragraph" style:parent-style-name="Text_20_body">
      <style:text-properties officeooo:rsid="0545154d" officeooo:paragraph-rsid="0588c429"/>
    </style:style>
    <style:style style:name="P11" style:family="paragraph" style:parent-style-name="Text_20_body">
      <style:text-properties officeooo:rsid="0580b830" officeooo:paragraph-rsid="05867513"/>
    </style:style>
    <style:style style:name="P12" style:family="paragraph" style:parent-style-name="Text_20_body">
      <style:text-properties officeooo:rsid="0559ea0a" officeooo:paragraph-rsid="0559ea0a"/>
    </style:style>
    <style:style style:name="P13" style:family="paragraph" style:parent-style-name="Text_20_body">
      <style:text-properties officeooo:rsid="054704fb" officeooo:paragraph-rsid="0588c429"/>
    </style:style>
    <style:style style:name="P14" style:family="paragraph" style:parent-style-name="Text_20_body">
      <style:text-properties officeooo:paragraph-rsid="05573782"/>
    </style:style>
    <style:style style:name="P15" style:family="paragraph" style:parent-style-name="Heading_20_2">
      <style:paragraph-properties fo:text-align="end" style:justify-single-word="false" style:writing-mode="rl-tb"/>
      <style:text-properties officeooo:rsid="052623dc" officeooo:paragraph-rsid="055978b5"/>
    </style:style>
    <style:style style:name="P16" style:family="paragraph" style:parent-style-name="Heading_20_2">
      <style:paragraph-properties fo:text-align="end" style:justify-single-word="false" style:writing-mode="rl-tb"/>
      <style:text-properties officeooo:rsid="052623dc" officeooo:paragraph-rsid="0588c429"/>
    </style:style>
    <style:style style:name="P17" style:family="paragraph" style:parent-style-name="Text_20_body">
      <style:paragraph-properties fo:text-align="end" style:justify-single-word="false" style:writing-mode="rl-tb"/>
      <style:text-properties officeooo:paragraph-rsid="0574d2c8"/>
    </style:style>
    <style:style style:name="P18" style:family="paragraph" style:parent-style-name="Text_20_body">
      <style:paragraph-properties fo:text-align="end" style:justify-single-word="false" style:writing-mode="rl-tb"/>
      <style:text-properties officeooo:paragraph-rsid="0576311b"/>
    </style:style>
    <style:style style:name="P19" style:family="paragraph" style:parent-style-name="Text_20_body">
      <style:paragraph-properties fo:line-height="100%" fo:text-align="end" style:justify-single-word="false" style:writing-mode="rl-tb"/>
      <style:text-properties officeooo:rsid="059cfb01" officeooo:paragraph-rsid="059cfb01"/>
    </style:style>
    <style:style style:name="P20" style:family="paragraph" style:parent-style-name="Text_20_body">
      <style:paragraph-properties fo:line-height="100%" fo:text-align="end" style:justify-single-word="false" style:writing-mode="rl-tb"/>
      <style:text-properties officeooo:rsid="059e4ba7" officeooo:paragraph-rsid="059e4ba7"/>
    </style:style>
    <style:style style:name="P21" style:family="paragraph" style:parent-style-name="Text_20_body">
      <style:paragraph-properties fo:text-align="end" style:justify-single-word="false" style:writing-mode="rl-tb"/>
      <style:text-properties style:text-position="0% 100%" fo:font-style="normal" officeooo:rsid="057f9fc0" officeooo:paragraph-rsid="05aad919" style:font-style-asian="normal" style:font-style-complex="normal"/>
    </style:style>
    <style:style style:name="P22" style:family="paragraph" style:parent-style-name="Text_20_body">
      <style:paragraph-properties fo:line-height="100%" fo:text-align="end" style:justify-single-word="false" style:writing-mode="rl-tb"/>
      <style:text-properties fo:font-style="normal" officeooo:rsid="05b249fd" officeooo:paragraph-rsid="05b249fd" style:font-style-asian="normal" style:font-style-complex="normal"/>
    </style:style>
    <style:style style:name="P23" style:family="paragraph" style:parent-style-name="Heading_20_2">
      <style:text-properties officeooo:paragraph-rsid="058966f0"/>
    </style:style>
    <style:style style:name="P24" style:family="paragraph" style:parent-style-name="Text_20_body">
      <style:paragraph-properties fo:text-align="start" style:justify-single-word="false" style:writing-mode="lr-tb"/>
    </style:style>
    <style:style style:name="P25" style:family="paragraph" style:parent-style-name="Text_20_body">
      <style:paragraph-properties fo:text-align="center" style:justify-single-word="false" style:writing-mode="lr-tb"/>
      <style:text-properties style:font-name="Monospace1" officeooo:rsid="06f4f4f5" officeooo:paragraph-rsid="056f4007"/>
    </style:style>
    <style:style style:name="P26" style:family="paragraph" style:parent-style-name="Text_20_body">
      <style:paragraph-properties fo:text-align="center" style:justify-single-word="false" style:writing-mode="lr-tb"/>
      <style:text-properties style:text-position="0% 100%" style:font-name="Monospace1" officeooo:rsid="06e6f50b" officeooo:paragraph-rsid="056f4007" style:font-name-complex="David CLM"/>
    </style:style>
    <style:style style:name="P27" style:family="paragraph" style:parent-style-name="Text_20_body">
      <style:paragraph-properties fo:line-height="100%" fo:text-align="center" style:justify-single-word="false" style:writing-mode="lr-tb"/>
      <style:text-properties style:text-position="0% 100%" fo:font-style="normal" officeooo:rsid="057f9fc0" officeooo:paragraph-rsid="05aaef46" style:font-style-asian="normal" style:font-style-complex="normal"/>
    </style:style>
    <style:style style:name="P28" style:family="paragraph" style:parent-style-name="Text_20_body">
      <style:paragraph-properties fo:line-height="100%" fo:text-align="center" style:justify-single-word="false" style:writing-mode="lr-tb"/>
      <style:text-properties style:text-position="0% 100%" fo:font-style="normal" officeooo:rsid="057f9fc0" officeooo:paragraph-rsid="05acc50e" style:font-style-asian="normal" style:font-style-complex="normal"/>
    </style:style>
    <style:style style:name="P29" style:family="paragraph" style:parent-style-name="Text_20_body">
      <style:paragraph-properties fo:text-align="start" style:justify-single-word="false" style:writing-mode="lr-tb"/>
      <style:text-properties officeooo:rsid="056f47ac" officeooo:paragraph-rsid="056f47ac"/>
    </style:style>
    <style:style style:name="P30" style:family="paragraph" style:parent-style-name="Text_20_body">
      <style:paragraph-properties fo:text-align="start" style:justify-single-word="false" style:writing-mode="lr-tb"/>
      <style:text-properties officeooo:rsid="056d91e5" officeooo:paragraph-rsid="056d91e5"/>
    </style:style>
    <style:style style:name="P31" style:family="paragraph" style:parent-style-name="Text_20_body">
      <style:paragraph-properties fo:text-align="start" style:justify-single-word="false" style:writing-mode="lr-tb"/>
      <style:text-properties style:font-name="Courier New" officeooo:paragraph-rsid="059cfb01" style:font-name-complex="Courier New1"/>
    </style:style>
    <style:style style:name="P32" style:family="paragraph" style:parent-style-name="Text_20_body">
      <style:paragraph-properties fo:line-height="100%" fo:text-align="start" style:justify-single-word="false" style:writing-mode="lr-tb"/>
      <style:text-properties style:font-name="Courier New" officeooo:rsid="059cfb01" officeooo:paragraph-rsid="059f742e" style:font-name-complex="Courier New1"/>
    </style:style>
    <style:style style:name="P33" style:family="paragraph" style:parent-style-name="Text_20_body">
      <style:paragraph-properties fo:line-height="100%" fo:text-align="start" style:justify-single-word="false" style:writing-mode="lr-tb"/>
      <style:text-properties officeooo:rsid="059cfb01" officeooo:paragraph-rsid="059f742e"/>
    </style:style>
    <style:style style:name="P34" style:family="paragraph" style:parent-style-name="Text_20_body">
      <style:paragraph-properties fo:line-height="100%" fo:text-align="start" style:justify-single-word="false" style:writing-mode="lr-tb"/>
      <style:text-properties officeooo:rsid="059e4ba7" officeooo:paragraph-rsid="059e4ba7"/>
    </style:style>
    <style:style style:name="P35" style:family="paragraph" style:parent-style-name="Text_20_body">
      <style:paragraph-properties fo:line-height="100%" fo:text-align="start" style:justify-single-word="false" style:writing-mode="lr-tb"/>
      <style:text-properties officeooo:rsid="059e4ba7" officeooo:paragraph-rsid="059f742e"/>
    </style:style>
    <style:style style:name="P36" style:family="paragraph" style:parent-style-name="Text_20_body">
      <style:paragraph-properties fo:line-height="100%" fo:text-align="start" style:justify-single-word="false" style:writing-mode="lr-tb"/>
      <style:text-properties officeooo:rsid="059e4ba7" officeooo:paragraph-rsid="05a15e2e"/>
    </style:style>
    <style:style style:name="P37" style:family="paragraph" style:parent-style-name="Text_20_body">
      <style:paragraph-properties fo:line-height="100%" fo:text-align="start" style:justify-single-word="false" style:writing-mode="lr-tb"/>
      <style:text-properties officeooo:rsid="059e4ba7" officeooo:paragraph-rsid="05a51fd0"/>
    </style:style>
    <style:style style:name="P38" style:family="paragraph" style:parent-style-name="Text_20_body">
      <style:paragraph-properties fo:line-height="100%" fo:text-align="start" style:justify-single-word="false" style:writing-mode="lr-tb"/>
      <style:text-properties officeooo:rsid="059e4ba7" officeooo:paragraph-rsid="05a5bfa9"/>
    </style:style>
    <style:style style:name="P39" style:family="paragraph" style:parent-style-name="Text_20_body">
      <style:paragraph-properties fo:text-align="start" style:justify-single-word="false" style:writing-mode="lr-tb"/>
      <style:text-properties fo:font-style="normal" officeooo:rsid="057daa22" officeooo:paragraph-rsid="05aad919" style:font-style-asian="normal" style:font-style-complex="normal"/>
    </style:style>
    <style:style style:name="P40" style:family="paragraph" style:parent-style-name="Text_20_body">
      <style:paragraph-properties fo:line-height="100%" fo:text-align="start" style:justify-single-word="false" style:writing-mode="lr-tb"/>
      <style:text-properties fo:font-style="normal" fo:font-weight="bold" officeooo:rsid="05aea648" officeooo:paragraph-rsid="05aea648" style:font-style-asian="normal" style:font-weight-asian="bold" style:font-style-complex="normal" style:font-weight-complex="bold"/>
    </style:style>
    <style:style style:name="P41" style:family="paragraph" style:parent-style-name="Text_20_body">
      <style:text-properties fo:font-style="normal" officeooo:rsid="057313a5" officeooo:paragraph-rsid="05aad919" style:font-style-asian="normal" style:font-style-complex="normal"/>
    </style:style>
    <style:style style:name="P42" style:family="paragraph" style:parent-style-name="Text_20_body" style:list-style-name="L2">
      <style:text-properties fo:font-style="normal" officeooo:rsid="0578bbbf" officeooo:paragraph-rsid="05aad919" style:font-style-asian="normal" style:font-style-complex="normal"/>
    </style:style>
    <style:style style:name="P43" style:family="paragraph" style:parent-style-name="Text_20_body" style:list-style-name="L4">
      <style:text-properties officeooo:paragraph-rsid="056ebe90"/>
    </style:style>
    <style:style style:name="P44" style:family="paragraph" style:parent-style-name="Text_20_body" style:list-style-name="L4">
      <style:text-properties officeooo:paragraph-rsid="056f1a03"/>
    </style:style>
    <style:style style:name="P45" style:family="paragraph" style:parent-style-name="Text_20_body" style:list-style-name="L4">
      <style:text-properties officeooo:rsid="056f4007" officeooo:paragraph-rsid="056f4007"/>
    </style:style>
    <style:style style:name="P46" style:family="paragraph" style:parent-style-name="Text_20_body" style:list-style-name="WWNum2">
      <style:paragraph-properties fo:text-align="end" style:justify-single-word="false" style:writing-mode="rl-tb"/>
      <style:text-properties officeooo:paragraph-rsid="0574d2c8"/>
    </style:style>
    <style:style style:name="P47" style:family="paragraph" style:parent-style-name="Text_20_body" style:list-style-name="L1">
      <style:paragraph-properties fo:line-height="100%" fo:text-align="end" style:justify-single-word="false" style:writing-mode="rl-tb"/>
      <style:text-properties officeooo:paragraph-rsid="0589d615"/>
    </style:style>
    <style:style style:name="P48" style:family="paragraph" style:parent-style-name="Text_20_body" style:list-style-name="L3">
      <style:paragraph-properties fo:line-height="100%" fo:text-align="end" style:justify-single-word="false" style:writing-mode="rl-tb"/>
      <style:text-properties officeooo:paragraph-rsid="059b7b20"/>
    </style:style>
    <style:style style:name="P49" style:family="paragraph" style:parent-style-name="Text_20_body">
      <style:paragraph-properties fo:line-height="100%" fo:text-align="end" style:justify-single-word="false" style:writing-mode="rl-tb"/>
      <style:text-properties style:font-name="Courier New" officeooo:rsid="059009ef" officeooo:paragraph-rsid="0589d615"/>
    </style:style>
    <style:style style:name="P50" style:family="paragraph" style:parent-style-name="Text_20_body">
      <style:paragraph-properties fo:line-height="100%" fo:text-align="end" style:justify-single-word="false" style:writing-mode="rl-tb"/>
      <style:text-properties style:font-name="Courier New" fo:font-style="normal" officeooo:rsid="05aaef46" officeooo:paragraph-rsid="05aaef46" style:font-style-asian="normal" style:font-style-complex="normal"/>
    </style:style>
    <style:style style:name="P51" style:family="paragraph" style:parent-style-name="Text_20_body">
      <style:paragraph-properties fo:line-height="100%" fo:text-align="end" style:justify-single-word="false" style:writing-mode="rl-tb"/>
      <style:text-properties style:font-name="Courier New" fo:font-style="normal" officeooo:rsid="05acc50e" officeooo:paragraph-rsid="05acc50e" style:font-style-asian="normal" style:font-style-complex="normal"/>
    </style:style>
    <style:style style:name="P52" style:family="paragraph" style:parent-style-name="Text_20_body">
      <style:paragraph-properties fo:line-height="100%" fo:text-align="end" style:justify-single-word="false" style:writing-mode="rl-tb"/>
      <style:text-properties style:font-name="Courier New" fo:font-style="normal" officeooo:rsid="05b036e6" officeooo:paragraph-rsid="05b036e6" style:font-style-asian="normal" style:font-style-complex="normal"/>
    </style:style>
    <style:style style:name="P53" style:family="paragraph" style:parent-style-name="Text_20_body">
      <style:paragraph-properties fo:line-height="100%" fo:text-align="end" style:justify-single-word="false" style:writing-mode="rl-tb"/>
      <style:text-properties style:font-name="Courier New" fo:font-style="normal" officeooo:rsid="05b249fd" officeooo:paragraph-rsid="05b249fd" style:font-style-asian="normal" style:font-style-complex="normal"/>
    </style:style>
    <style:style style:name="P54" style:family="paragraph" style:parent-style-name="Text_20_body" style:list-style-name="L1">
      <style:paragraph-properties fo:line-height="100%" fo:text-align="end" style:justify-single-word="false" style:writing-mode="rl-tb"/>
      <style:text-properties style:font-name="Courier New" officeooo:rsid="059c30b8" officeooo:paragraph-rsid="059c30b8"/>
    </style:style>
    <style:style style:name="P55" style:family="paragraph" style:parent-style-name="Text_20_body">
      <style:paragraph-properties fo:line-height="100%" fo:text-align="end" style:justify-single-word="false" style:writing-mode="rl-tb"/>
      <style:text-properties style:font-name="Courier New" officeooo:rsid="059326b4" officeooo:paragraph-rsid="059326b4"/>
    </style:style>
    <style:style style:name="P56" style:family="paragraph" style:parent-style-name="Text_20_body" style:list-style-name="L1">
      <style:paragraph-properties fo:line-height="100%" fo:text-align="end" style:justify-single-word="false" style:writing-mode="rl-tb"/>
      <style:text-properties style:font-name="Courier New" officeooo:rsid="05b63714" officeooo:paragraph-rsid="05b63714" style:font-name-complex="David CLM"/>
    </style:style>
    <style:style style:name="P57" style:family="paragraph" style:parent-style-name="Text_20_body" style:list-style-name="L1">
      <style:paragraph-properties fo:line-height="100%" fo:text-align="end" style:justify-single-word="false" style:writing-mode="rl-tb"/>
      <style:text-properties style:font-name="Courier New" officeooo:rsid="05b82efa" officeooo:paragraph-rsid="05b82efa" style:font-name-complex="David CLM"/>
    </style:style>
    <style:style style:name="P58" style:family="paragraph" style:parent-style-name="Text_20_body" style:list-style-name="L1">
      <style:paragraph-properties fo:line-height="100%" fo:text-align="end" style:justify-single-word="false" style:writing-mode="rl-tb"/>
      <style:text-properties officeooo:rsid="054704fb" officeooo:paragraph-rsid="05a8e152"/>
    </style:style>
    <style:style style:name="P59" style:family="paragraph" style:parent-style-name="Text_20_body" style:list-style-name="L1">
      <style:paragraph-properties fo:text-align="end" style:justify-single-word="false" style:writing-mode="rl-tb"/>
      <style:text-properties fo:font-style="italic" officeooo:rsid="0566a7a0" officeooo:paragraph-rsid="05a8e152" style:font-style-asian="italic" style:font-style-complex="italic"/>
    </style:style>
    <style:style style:name="P60" style:family="paragraph" style:parent-style-name="Text_20_body" style:list-style-name="L1">
      <style:paragraph-properties fo:line-height="100%" fo:text-align="end" style:justify-single-word="false" style:writing-mode="rl-tb"/>
      <style:text-properties fo:font-style="italic" officeooo:rsid="0566a7a0" officeooo:paragraph-rsid="05a8e152" style:font-style-asian="italic" style:font-style-complex="italic"/>
    </style:style>
    <style:style style:name="P61" style:family="paragraph" style:parent-style-name="Text_20_body" style:list-style-name="L1">
      <style:paragraph-properties fo:line-height="100%" fo:text-align="end" style:justify-single-word="false" style:writing-mode="rl-tb"/>
      <style:text-properties officeooo:rsid="0580b830" officeooo:paragraph-rsid="0589d615"/>
    </style:style>
    <style:style style:name="P62" style:family="paragraph" style:parent-style-name="Text_20_body" style:list-style-name="L1">
      <style:paragraph-properties fo:line-height="100%" fo:text-align="end" style:justify-single-word="false" style:writing-mode="rl-tb"/>
      <style:text-properties officeooo:rsid="05aad919" officeooo:paragraph-rsid="05aad919"/>
    </style:style>
    <style:style style:name="P63" style:family="paragraph" style:parent-style-name="Text_20_body" style:list-style-name="L3">
      <style:paragraph-properties fo:line-height="100%" fo:text-align="end" style:justify-single-word="false" style:writing-mode="rl-tb"/>
      <style:text-properties officeooo:rsid="054b5b05" officeooo:paragraph-rsid="059b7b20"/>
    </style:style>
    <style:style style:name="P64" style:family="paragraph" style:parent-style-name="Text_20_body" style:list-style-name="L1">
      <style:paragraph-properties fo:line-height="100%" fo:text-align="end" style:justify-single-word="false" style:writing-mode="rl-tb"/>
      <style:text-properties officeooo:rsid="0559ea0a" officeooo:paragraph-rsid="059aff6b"/>
    </style:style>
    <style:style style:name="P65" style:family="paragraph" style:parent-style-name="Text_20_body" style:list-style-name="L1">
      <style:paragraph-properties fo:line-height="100%" fo:text-align="end" style:justify-single-word="false" style:writing-mode="rl-tb"/>
      <style:text-properties style:font-name="David CLM" officeooo:rsid="05641d95" officeooo:paragraph-rsid="05b63714" style:font-name-complex="David CLM"/>
    </style:style>
    <style:style style:name="P66" style:family="paragraph" style:parent-style-name="Text_20_body" style:list-style-name="L1">
      <style:paragraph-properties fo:line-height="100%" fo:text-align="end" style:justify-single-word="false" style:writing-mode="rl-tb"/>
      <style:text-properties style:font-name="David CLM" officeooo:rsid="05b63714" officeooo:paragraph-rsid="05b63714" style:font-name-complex="David CLM"/>
    </style:style>
    <style:style style:name="P67" style:family="paragraph" style:parent-style-name="Text_20_body">
      <style:paragraph-properties fo:line-height="100%" fo:text-align="start" style:justify-single-word="false" style:writing-mode="lr-tb"/>
      <style:text-properties style:font-name="Courier New" officeooo:rsid="059cfb01" officeooo:paragraph-rsid="059f742e"/>
    </style:style>
    <style:style style:name="P68" style:family="paragraph" style:parent-style-name="Text_20_body">
      <style:paragraph-properties fo:line-height="100%" fo:text-align="start" style:justify-single-word="false" style:writing-mode="lr-tb"/>
      <style:text-properties style:font-name="Courier New" officeooo:rsid="059cfb01" officeooo:paragraph-rsid="059cfb01"/>
    </style:style>
    <style:style style:name="P69" style:family="paragraph" style:parent-style-name="Text_20_body">
      <style:paragraph-properties fo:line-height="100%" fo:text-align="start" style:justify-single-word="false" style:writing-mode="lr-tb"/>
      <style:text-properties style:font-name="Courier New" officeooo:rsid="059f742e" officeooo:paragraph-rsid="059f742e"/>
    </style:style>
    <style:style style:name="P70" style:family="paragraph" style:parent-style-name="Text_20_body">
      <style:paragraph-properties fo:line-height="100%" fo:text-align="start" style:justify-single-word="false" style:writing-mode="lr-tb"/>
      <style:text-properties style:font-name="Courier New" officeooo:rsid="059e4ba7" officeooo:paragraph-rsid="059e4ba7"/>
    </style:style>
    <style:style style:name="P71" style:family="paragraph" style:parent-style-name="Text_20_body">
      <style:paragraph-properties fo:line-height="100%" fo:text-align="start" style:justify-single-word="false" style:writing-mode="lr-tb"/>
      <style:text-properties style:font-name="Courier New" officeooo:rsid="059e4ba7" officeooo:paragraph-rsid="05a51fd0"/>
    </style:style>
    <style:style style:name="P72" style:family="paragraph" style:parent-style-name="Text_20_body">
      <style:paragraph-properties fo:line-height="100%" fo:text-align="start" style:justify-single-word="false" style:writing-mode="lr-tb"/>
      <style:text-properties style:font-name="Courier New" officeooo:rsid="059f14a1" officeooo:paragraph-rsid="059e4ba7"/>
    </style:style>
    <style:style style:name="P73" style:family="paragraph" style:parent-style-name="Text_20_body">
      <style:paragraph-properties fo:line-height="100%" fo:text-align="start" style:justify-single-word="false" style:writing-mode="lr-tb"/>
      <style:text-properties style:font-name="Courier New" officeooo:rsid="059f14a1" officeooo:paragraph-rsid="05b96424"/>
    </style:style>
    <style:style style:name="P74" style:family="paragraph" style:parent-style-name="Text_20_body">
      <style:paragraph-properties fo:line-height="100%" fo:text-align="start" style:justify-single-word="false" style:writing-mode="lr-tb"/>
      <style:text-properties style:font-name="Courier New" officeooo:rsid="058e1c8d" officeooo:paragraph-rsid="058f8fa4"/>
    </style:style>
    <style:style style:name="P75" style:family="paragraph" style:parent-style-name="Text_20_body">
      <style:paragraph-properties fo:line-height="100%" fo:text-align="start" style:justify-single-word="false" style:writing-mode="lr-tb"/>
      <style:text-properties style:font-name="Courier New" fo:font-style="normal" officeooo:rsid="05acc50e" officeooo:paragraph-rsid="05acc50e" style:font-style-asian="normal" style:font-style-complex="normal"/>
    </style:style>
    <style:style style:name="P76" style:family="paragraph" style:parent-style-name="Text_20_body" style:list-style-name="L1">
      <style:paragraph-properties fo:line-height="100%" fo:text-align="start" style:justify-single-word="false" style:writing-mode="lr-tb"/>
      <style:text-properties style:font-name="Courier New" officeooo:rsid="059c30b8" officeooo:paragraph-rsid="059c30b8"/>
    </style:style>
    <style:style style:name="P77" style:family="paragraph" style:parent-style-name="Text_20_body" style:list-style-name="L1">
      <style:paragraph-properties fo:line-height="100%" fo:text-align="start" style:justify-single-word="false" style:writing-mode="lr-tb"/>
      <style:text-properties style:font-name="Courier New" officeooo:rsid="05b82efa" officeooo:paragraph-rsid="05b82efa" style:font-name-complex="David CLM"/>
    </style:style>
    <style:style style:name="P78" style:family="paragraph" style:parent-style-name="Text_20_body" style:list-style-name="L1">
      <style:paragraph-properties fo:text-align="start" style:justify-single-word="false" style:writing-mode="lr-tb"/>
      <style:text-properties fo:font-style="italic" officeooo:rsid="0566a7a0" officeooo:paragraph-rsid="05a8e152" style:font-style-asian="italic" style:font-style-complex="italic"/>
    </style:style>
    <style:style style:name="P79" style:family="paragraph" style:parent-style-name="Text_20_body" style:list-style-name="L3">
      <style:paragraph-properties fo:line-height="100%" fo:text-align="start" style:justify-single-word="false" style:writing-mode="lr-tb"/>
      <style:text-properties officeooo:rsid="059b7b20" officeooo:paragraph-rsid="059b7b20"/>
    </style:style>
    <style:style style:name="P80" style:family="paragraph" style:parent-style-name="Text_20_body" style:list-style-name="L1">
      <style:paragraph-properties fo:line-height="100%" fo:text-align="start" style:justify-single-word="false" style:writing-mode="lr-tb"/>
      <style:text-properties officeooo:rsid="059c30b8" officeooo:paragraph-rsid="059c30b8"/>
    </style:style>
    <style:style style:name="P81" style:family="paragraph" style:parent-style-name="Text_20_body">
      <style:paragraph-properties fo:text-align="center" style:justify-single-word="false" style:writing-mode="lr-tb"/>
      <style:text-properties style:text-position="0% 100%" fo:font-style="normal" officeooo:rsid="057f9fc0" officeooo:paragraph-rsid="05aad919" style:font-style-asian="normal" style:font-style-complex="normal"/>
    </style:style>
    <style:style style:name="P82"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510f7d"/>
    </style:style>
    <style:style style:name="T5" style:family="text">
      <style:text-properties officeooo:rsid="054745e0"/>
    </style:style>
    <style:style style:name="T6" style:family="text">
      <style:text-properties officeooo:rsid="05470a17"/>
    </style:style>
    <style:style style:name="T7" style:family="text">
      <style:text-properties officeooo:rsid="054b5b05"/>
    </style:style>
    <style:style style:name="T8" style:family="text">
      <style:text-properties officeooo:rsid="054c25e1"/>
    </style:style>
    <style:style style:name="T9" style:family="text">
      <style:text-properties officeooo:rsid="054bc636"/>
    </style:style>
    <style:style style:name="T10" style:family="text">
      <style:text-properties style:text-position="super 58%" officeooo:rsid="054bc636"/>
    </style:style>
    <style:style style:name="T11" style:family="text">
      <style:text-properties style:text-position="super 58%" style:font-name="Courier New" officeooo:rsid="054bc636"/>
    </style:style>
    <style:style style:name="T12" style:family="text">
      <style:text-properties style:text-position="super 58%" style:font-name="Courier New" officeooo:rsid="05acc50e"/>
    </style:style>
    <style:style style:name="T13" style:family="text">
      <style:text-properties officeooo:rsid="05641d95"/>
    </style:style>
    <style:style style:name="T14" style:family="text">
      <style:text-properties style:font-name-complex="David CLM"/>
    </style:style>
    <style:style style:name="T15" style:family="text">
      <style:text-properties officeooo:rsid="06f8e5ea" style:font-name-complex="David CLM"/>
    </style:style>
    <style:style style:name="T16" style:family="text">
      <style:text-properties style:text-position="0% 100%"/>
    </style:style>
    <style:style style:name="T17" style:family="text">
      <style:text-properties style:text-position="0% 100%" officeooo:rsid="06e6f50b" style:font-name-complex="David CLM"/>
    </style:style>
    <style:style style:name="T18" style:family="text">
      <style:text-properties style:text-position="0% 100%" officeooo:rsid="056f4007" style:font-name-complex="David CLM"/>
    </style:style>
    <style:style style:name="T19" style:family="text">
      <style:text-properties style:text-position="0% 100%" officeooo:rsid="057dfabd"/>
    </style:style>
    <style:style style:name="T20" style:family="text">
      <style:text-properties style:text-position="0% 100%" officeooo:rsid="057d0bab"/>
    </style:style>
    <style:style style:name="T21" style:family="text">
      <style:text-properties style:text-position="0% 100%" officeooo:rsid="057f15be"/>
    </style:style>
    <style:style style:name="T22" style:family="text">
      <style:text-properties fo:font-style="italic" style:font-style-asian="italic" style:font-style-complex="italic"/>
    </style:style>
    <style:style style:name="T23" style:family="text">
      <style:text-properties fo:font-style="italic" officeooo:rsid="0597693a" style:font-style-asian="italic" style:font-style-complex="italic"/>
    </style:style>
    <style:style style:name="T24" style:family="text">
      <style:text-properties officeooo:rsid="056ebe90"/>
    </style:style>
    <style:style style:name="T25" style:family="text">
      <style:text-properties officeooo:rsid="056f1a03"/>
    </style:style>
    <style:style style:name="T26" style:family="text">
      <style:text-properties officeooo:rsid="056f47ac"/>
    </style:style>
    <style:style style:name="T27" style:family="text">
      <style:text-properties style:font-name="Courier New"/>
    </style:style>
    <style:style style:name="T28" style:family="text">
      <style:text-properties style:font-name="Courier New" officeooo:rsid="0589d615"/>
    </style:style>
    <style:style style:name="T29" style:family="text">
      <style:text-properties style:font-name="Courier New" fo:font-weight="bold" style:font-weight-asian="bold" style:font-weight-complex="bold"/>
    </style:style>
    <style:style style:name="T30" style:family="text">
      <style:text-properties style:font-name="Courier New" fo:font-weight="bold" officeooo:rsid="0589d615" style:font-weight-asian="bold" style:font-weight-complex="bold"/>
    </style:style>
    <style:style style:name="T31" style:family="text">
      <style:text-properties style:font-name="Courier New" fo:font-weight="bold" officeooo:rsid="059326b4" style:font-weight-asian="bold" style:font-weight-complex="bold"/>
    </style:style>
    <style:style style:name="T32" style:family="text">
      <style:text-properties style:font-name="Courier New" fo:font-weight="bold" officeooo:rsid="05b63714" style:font-weight-asian="bold" style:font-weight-complex="bold"/>
    </style:style>
    <style:style style:name="T33" style:family="text">
      <style:text-properties style:font-name="Courier New" officeooo:rsid="058b3f78"/>
    </style:style>
    <style:style style:name="T34" style:family="text">
      <style:text-properties style:font-name="Courier New" officeooo:rsid="058cb038"/>
    </style:style>
    <style:style style:name="T35" style:family="text">
      <style:text-properties style:font-name="Courier New" fo:font-style="italic" officeooo:rsid="059b7b20" style:font-style-asian="italic" style:font-style-complex="italic"/>
    </style:style>
    <style:style style:name="T36" style:family="text">
      <style:text-properties style:font-name="Courier New" fo:font-style="italic" officeooo:rsid="0566a7a0" style:font-style-asian="italic" style:font-style-complex="italic"/>
    </style:style>
    <style:style style:name="T37" style:family="text">
      <style:text-properties style:font-name="Courier New" officeooo:rsid="05904778"/>
    </style:style>
    <style:style style:name="T38" style:family="text">
      <style:text-properties style:font-name="Courier New" officeooo:rsid="059326b4"/>
    </style:style>
    <style:style style:name="T39" style:family="text">
      <style:text-properties style:font-name="Courier New" officeooo:rsid="0596fc41"/>
    </style:style>
    <style:style style:name="T40" style:family="text">
      <style:text-properties style:font-name="Courier New" officeooo:rsid="054b5b05"/>
    </style:style>
    <style:style style:name="T41" style:family="text">
      <style:text-properties style:font-name="Courier New" officeooo:rsid="054bc636"/>
    </style:style>
    <style:style style:name="T42" style:family="text">
      <style:text-properties style:font-name="Courier New" officeooo:rsid="059b7b20"/>
    </style:style>
    <style:style style:name="T43" style:family="text">
      <style:text-properties style:font-name="Courier New" officeooo:rsid="059c30b8"/>
    </style:style>
    <style:style style:name="T44" style:family="text">
      <style:text-properties style:font-name="Courier New" officeooo:rsid="059cfb01"/>
    </style:style>
    <style:style style:name="T45" style:family="text">
      <style:text-properties style:font-name="Courier New" officeooo:rsid="059f14a1"/>
    </style:style>
    <style:style style:name="T46" style:family="text">
      <style:text-properties style:font-name="Courier New" officeooo:rsid="059f742e"/>
    </style:style>
    <style:style style:name="T47" style:family="text">
      <style:text-properties style:font-name="Courier New" officeooo:rsid="05a15e2e"/>
    </style:style>
    <style:style style:name="T48" style:family="text">
      <style:text-properties style:font-name="Courier New" officeooo:rsid="05a34d59"/>
    </style:style>
    <style:style style:name="T49" style:family="text">
      <style:text-properties style:font-name="Courier New" officeooo:rsid="05a51fd0"/>
    </style:style>
    <style:style style:name="T50" style:family="text">
      <style:text-properties style:font-name="Courier New" officeooo:rsid="05a5bfa9"/>
    </style:style>
    <style:style style:name="T51" style:family="text">
      <style:text-properties style:font-name="Courier New" officeooo:rsid="05a80ba4"/>
    </style:style>
    <style:style style:name="T52" style:family="text">
      <style:text-properties style:font-name="Courier New" officeooo:rsid="05a8d897"/>
    </style:style>
    <style:style style:name="T53" style:family="text">
      <style:text-properties style:font-name="Courier New" officeooo:rsid="05712e01"/>
    </style:style>
    <style:style style:name="T54" style:family="text">
      <style:text-properties style:font-name="Courier New" fo:font-style="normal" fo:font-weight="bold" officeooo:rsid="056609a3" style:font-style-asian="normal" style:font-weight-asian="bold" style:font-style-complex="normal" style:font-weight-complex="bold"/>
    </style:style>
    <style:style style:name="T55" style:family="text">
      <style:text-properties style:font-name="Courier New" fo:font-style="normal" officeooo:rsid="056609a3" style:font-style-asian="normal" style:font-style-complex="normal"/>
    </style:style>
    <style:style style:name="T56" style:family="text">
      <style:text-properties style:font-name="Courier New" officeooo:rsid="05aa886e"/>
    </style:style>
    <style:style style:name="T57" style:family="text">
      <style:text-properties style:font-name="Courier New" officeooo:rsid="05aaef46"/>
    </style:style>
    <style:style style:name="T58" style:family="text">
      <style:text-properties style:font-name="Courier New" officeooo:rsid="05acc50e"/>
    </style:style>
    <style:style style:name="T59" style:family="text">
      <style:text-properties style:font-name="Courier New" officeooo:rsid="05b036e6"/>
    </style:style>
    <style:style style:name="T60" style:family="text">
      <style:text-properties style:font-name="Courier New" officeooo:rsid="05b249fd"/>
    </style:style>
    <style:style style:name="T61" style:family="text">
      <style:text-properties style:font-name="Courier New" officeooo:rsid="05b82efa"/>
    </style:style>
    <style:style style:name="T62" style:family="text">
      <style:text-properties style:font-name="Courier New" officeooo:rsid="05b9817c"/>
    </style:style>
    <style:style style:name="T63" style:family="text">
      <style:text-properties style:font-name="Courier New" officeooo:rsid="05be1c62"/>
    </style:style>
    <style:style style:name="T64" style:family="text">
      <style:text-properties officeooo:rsid="05751e91"/>
    </style:style>
    <style:style style:name="T65" style:family="text">
      <style:text-properties officeooo:rsid="0576311b"/>
    </style:style>
    <style:style style:name="T66" style:family="text">
      <style:text-properties officeooo:rsid="057af951"/>
    </style:style>
    <style:style style:name="T67" style:family="text">
      <style:text-properties officeooo:rsid="057f763a"/>
    </style:style>
    <style:style style:name="T68" style:family="text">
      <style:text-properties officeooo:rsid="0580b830"/>
    </style:style>
    <style:style style:name="T69" style:family="text">
      <style:text-properties officeooo:rsid="05867513"/>
    </style:style>
    <style:style style:name="T70" style:family="text">
      <style:text-properties officeooo:rsid="0588c429"/>
    </style:style>
    <style:style style:name="T71" style:family="text">
      <style:text-properties officeooo:rsid="058966f0"/>
    </style:style>
    <style:style style:name="T72" style:family="text">
      <style:text-properties officeooo:rsid="0597693a"/>
    </style:style>
    <style:style style:name="T73" style:family="text">
      <style:text-properties officeooo:rsid="059cfb01"/>
    </style:style>
    <style:style style:name="T74" style:family="text">
      <style:text-properties officeooo:rsid="05aaef46"/>
    </style:style>
    <style:style style:name="T75" style:family="text">
      <style:text-properties officeooo:rsid="05b9642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text:span text:style-name="T1">מטלה</text:span> –<text:span text:style-name="T2"> מכרזים למיקסום רווח</text:span></text:h>
      <text:p text:style-name="P5">יש לענות על שאלה אחת לבחירתכם.</text:p>
      <text:p text:style-name="Heading_20_2">שאלה 1: מכרז מסובסד</text:p>
      <text:p text:style-name="P18">אתם קבלני-בניין ובזה הרגע סיימתם לבנות דירה. אתם מעוניינים למכור אותה באופן שיעשה אתכם <text:span text:style-name="T64">כמה שיותר עשירים (בתוחלת).</text:span></text:p>
      <text:p text:style-name="P18">יש הרבה קונים פוטנציאליים, וכל קונה מייחס לדירה ערך שונה. מסקר-שוק שביצעתם, התברר שהתפלגות הערכים באוכלוסיה היא התפלגות אחידה בין 0 ל-1000 [באלפי ש"ח].</text:p>
      <text:p text:style-name="P17">קונים צעירים במיוחד או מבוגרים במיוחד מזכים את הקבלן בהשתתפות ממשרד השיכון באופן הבא:</text:p>
      <text:list xml:id="list2899269874" text:style-name="WWNum2">
        <text:list-item>
          <text:p text:style-name="P46">קבלן המוכר דירה לקונה בן 20 ומטה - מקבל ממשרד השיכון 100 אלף ש"ח.</text:p>
        </text:list-item>
        <text:list-item>
          <text:p text:style-name="P46">קבלן המוכר דירה לקונה בן 60 ומעלה - מקבל ממשרד השיכון 150 אלף ש"ח.</text:p>
        </text:list-item>
      </text:list>
      <text:p text:style-name="P17"><text:bookmark-start text:name="__DdeLink__1328_1548266585"/>תארו <text:span text:style-name="T65">מכרז</text:span> אמיתי שימקסם את תוחלת הרווח שלכם. כיתבו את המנגנון בשפת-תיכנות לבחירתכם או בפסאודו-קוד. הניחו שקיימת המחלקה הבאה המייצגת קונה פוטנציאלי<text:bookmark-end text:name="__DdeLink__1328_1548266585"/>; ניתן להוסיף לה שיטות לפי הצורך <text:span text:style-name="T73">(...)</text:span></text:p>
      <text:list xml:id="list431123584" text:style-name="L1">
        <text:list-item>
          <text:p text:style-name="P47"><text:span text:style-name="T30">פתרון</text:span><text:span text:style-name="T28">: </text:span><text:span text:style-name="T33">חן אוסטרובסקי </text:span><text:span text:style-name="T34">(כלל הבחירה)</text:span><text:span text:style-name="T33">.</text:span></text:p>
        </text:list-item>
      </text:list>
      <text:p text:style-name="P19"><text:span text:style-name="T33">פ</text:span><text:span text:style-name="T27">תרון חלופי: קודם-כל נוסיף כמה שיטות ל-Buyer: </text:span></text:p>
      <text:p text:style-name="P31">class Buyer {</text:p>
      <text:p text:style-name="P31"><text:tab/>int age; <text:s text:c="4"/>// גיל בשנים</text:p>
      <text:p text:style-name="P31"><text:tab/>int value; <text:s/>// ערך באלפי ש"ח</text:p>
      <text:p text:style-name="P31"/>
      <text:p text:style-name="P67"><text:tab/>double virtual_value() { return 2*value-1000; } </text:p>
      <text:p text:style-name="P33"><text:span text:style-name="T27"><text:tab/><text:tab/>// </text:span><text:span text:style-name="T46">הערך הוירטואלי – ראו שאלה 4א</text:span></text:p>
      <text:p text:style-name="P69"/>
      <text:p text:style-name="P68"><text:tab/>double bonus() { return age&lt;20? 100: age&gt;60? 150: 0; }</text:p>
      <text:p text:style-name="P68"/>
      <text:p text:style-name="P68"><text:tab/>double profit() { return virtual_value() + bonus(); }</text:p>
      <text:p text:style-name="P33"><text:span text:style-name="T27"><text:tab/><text:tab/>// </text:span><text:span text:style-name="T46">תוחלת הרווח של המוכר – ערך וירטואלי ועוד בונוס</text:span></text:p>
      <text:p text:style-name="P32">};</text:p>
      <text:p text:style-name="P20"><text:span text:style-name="T51">הפונקציה <text:s/>עצמה (בפסאודו-קוד)</text:span><text:span text:style-name="T27">:</text:span></text:p>
      <text:p text:style-name="P70">void sellHouse(Buyer[] buyers) {</text:p>
      <text:p text:style-name="P70"><text:tab/>// כלל הבחירה – בחר את הקונה עם תוחלת-הרווח הגבוהה ביותר, אם היא מעל 0</text:p>
      <text:p text:style-name="P34"><text:span text:style-name="T27"><text:tab/></text:span><text:span text:style-name="T45">sort(buyers by descending order of buyer.profit())</text:span><text:span text:style-name="T52">;</text:span></text:p>
      <text:p text:style-name="P73"><text:soft-page-break/><text:tab/>// Now: buyers[0].<text:span text:style-name="T75">profit()</text:span> ≥ buyers[1].<text:span text:style-name="T75">profit()</text:span> ≥ .. </text:p>
      <text:p text:style-name="P72"><text:tab/>if (buyers[0].<text:span text:style-name="T75">profit()</text:span> &lt; 0)</text:p>
      <text:p text:style-name="P34"><text:span text:style-name="T45"><text:tab/><text:tab/>{ print("</text:span><text:span text:style-name="T46">The house is not sold</text:span><text:span text:style-name="T45">"); return; }</text:span></text:p>
      <text:p text:style-name="P35"><text:span text:style-name="T45"><text:tab/></text:span><text:span text:style-name="T46">print("The house is sold to buyer "+buyers[0]);</text:span></text:p>
      <text:p text:style-name="P69"/>
      <text:p text:style-name="P35"><text:span text:style-name="T27"><text:tab/>// כלל </text:span><text:span text:style-name="T46">התשלום – ערך הסף</text:span></text:p>
      <text:p text:style-name="P35"><text:span text:style-name="T46"><text:tab/>if (buyers[1].</text:span><text:span text:style-name="T62">profit()</text:span><text:span text:style-name="T46"> &lt; 0)// ערך הסף הוא הערך שבו </text:span><text:span text:style-name="T47">תוחלת-הרווח</text:span><text:span text:style-name="T46"> שווה אפס</text:span></text:p>
      <text:p text:style-name="P35"><text:span text:style-name="T46"><text:tab/> <text:s/>return </text:span><text:span text:style-name="T48">(1000 – buyers[0].bonus()) / 2;</text:span></text:p>
      <text:p text:style-name="P37"><text:span text:style-name="T48"><text:s/><text:tab/> <text:s text:c="3"/>// </text:span><text:span text:style-name="T49">2 x – 1000 + </text:span><text:span text:style-name="T48">buyers[0].bonus() </text:span><text:span text:style-name="T49">= 0</text:span></text:p>
      <text:p text:style-name="P36"><text:span text:style-name="T46"><text:tab/></text:span><text:span text:style-name="T47">else <text:s text:c="14"/></text:span><text:span text:style-name="T46"><text:s text:c="2"/>// ערך הסף הוא הערך שבו </text:span><text:span text:style-name="T47">תוחלת-הרווח</text:span><text:span text:style-name="T46"> שווה </text:span><text:span text:style-name="T47">לזו של השני</text:span></text:p>
      <text:p text:style-name="P38"><text:span text:style-name="T46"><text:tab/> <text:s/>return </text:span><text:span text:style-name="T48">(</text:span><text:span text:style-name="T47">buyers[</text:span><text:span text:style-name="T49">1</text:span><text:span text:style-name="T47">].</text:span><text:span text:style-name="T49">profit() </text:span><text:span text:style-name="T50">+ </text:span><text:span text:style-name="T48">1000 – buyers[0].bonus()) / 2;</text:span></text:p>
      <text:p text:style-name="P37"><text:span text:style-name="T48"><text:tab/> <text:s text:c="3"/>// </text:span><text:span text:style-name="T49">2 x – 1000 + </text:span><text:span text:style-name="T48">buyers[0].bonus() </text:span><text:span text:style-name="T49">= </text:span><text:span text:style-name="T47">buyers[</text:span><text:span text:style-name="T49">1</text:span><text:span text:style-name="T47">].</text:span><text:span text:style-name="T49">profit()</text:span></text:p>
      <text:p text:style-name="P71">}</text:p>
      <text:p text:style-name="P49"/>
      <text:p text:style-name="P74"><text:s/></text:p>
      <text:p text:style-name="P16">שאלה <text:span text:style-name="T70">2</text:span>: <text:span text:style-name="T4">מיקסום רווח עם ברירת-מחדל</text:span></text:p>
      <text:p text:style-name="P10">מצאתם ברחוב ציור עתיק. בחנות יד שניה הציעו לכם עבורו X ש"ח. אתם רוצים להשיג סכום גבוה יותר ע"י מכירה לאספן עתיקות ידוע, שהערך שלו לציור מתפלג לפי פונקציה F. </text:p>
      <text:p text:style-name="P13">תארו מנגנון אמיתי הממקסם את הרווח שלכם ממכירת הציור. שימו לב - המנגנון תלוי <text:span text:style-name="T5">ב-</text:span>F וגם <text:span text:style-name="T5">ב-</text:span>X.</text:p>
      <text:list xml:id="list153546491238930" text:continue-numbering="true" text:style-name="L1">
        <text:list-item>
          <text:p text:style-name="P58"><text:span text:style-name="T54">פתרון</text:span><text:span text:style-name="T55">: </text:span><text:span text:style-name="T36">קודם-כל נחשב את פונקציית הערך הוירטואלי של האספן:</text:span></text:p>
        </text:list-item>
        <text:list-item>
          <text:p text:style-name="P78">r(v) = v - (1-F(v))/F'(v)</text:p>
        </text:list-item>
        <text:list-item>
          <text:p text:style-name="P59">אם אנחנו מוכרים לאספן - תוחלת הרווח שלנו היא התוחלת של r(v). אם אנחנו מוכרים לחנות - תוחלת הרווח שלנו הוא X. לכן, צריך למכור לאספן אם-ורק-אם r(v) גדול מ-X. המחיר שישלם האספן הוא מחיר הסף - הערך שבו r(v)=X.</text:p>
        </text:list-item>
        <text:list-item>
          <text:p text:style-name="P60"><text:span text:style-name="T28">לדוגמה, אם ההתפלגות של האספן היא אחידה בין 10 ל-30, אז r(v)=2v-30. נניח שהמחיר של החנות הוא 10</text:span><text:span text:style-name="T53">. </text:span><text:span text:style-name="T28"><text:s/>אז </text:span><text:span text:style-name="T53">לפי הנוסחה, </text:span><text:span text:style-name="T28">מחיר הסף של האספן יהיה 20. תוחלת הרווח שלנו תהיה: בהסתברות 0.5 - האספן קונה ומשלם 20, בהסתברות 0.5 - האספן לא קונה ומוכרים לחנות ב-10. סה"כ תוחלת הרווח 15.</text:span></text:p>
        </text:list-item>
      </text:list>
      <text:p text:style-name="Heading_20_2">שאלה<text:span text:style-name="T3"> 3</text:span>: <text:span text:style-name="T6">מכרז לקנייה</text:span></text:p>
      <text:p text:style-name="P9">אתם מנהלים את מחלקת הרכש ברכבת ישראל. <text:span text:style-name="T68">קיבלתם הוראה לקנות קרון חדש במחיר נמוך ככל האפשר. יש כמה חברות המייצרות קרונות, לכל חברה יש עלוּת אחרת לייצור קרון. אתם לא יודעים את העלויות של החברות השונות, אבל מתוך נתונים סטטיסטיים שאספתם, אתם יודעים שעלות-הייצור מתפלגת לפי פונקציה F (התפלגות זהה עבור כל החברות).</text:span></text:p>
      <text:p text:style-name="P8"><text:soft-page-break/><text:span text:style-name="T67">הנהלת הרכבת מעריכה, שה</text:span>תועלת <text:span text:style-name="T69">שתפיק מהקרון </text:span>היא <text:span text:style-name="T67">U (מספר ידוע - נניח 20 מיליארד ש"ח).</text:span></text:p>
      <text:p text:style-name="P11">תארו מנגנון אמיתי לקניית קרון, שבו תוחלת התועלת של רכבת-ישראל תהיה מקסימלית.</text:p>
      <text:list xml:id="list153547313815125" text:continue-numbering="true" text:style-name="L1">
        <text:list-item>
          <text:p text:style-name="P61"><text:span text:style-name="T30">פתרון</text:span><text:span text:style-name="T28">: </text:span><text:span text:style-name="T37">ירדן בן-אמיתי :-</text:span><text:span text:style-name="T56">)</text:span></text:p>
        </text:list-item>
        <text:list-item>
          <text:p text:style-name="P62"><text:span text:style-name="T56">פ</text:span><text:span text:style-name="T27">תרון חלופי:</text:span></text:p>
        </text:list-item>
      </text:list>
      <text:p text:style-name="P41">אם הרכבת לא קונה - הערך שלה הוא 0. </text:p>
      <text:p text:style-name="P41">אם קונה - הערך הוא U פחות המחיר. אפשר להתייחס למחיר כתשלום שלילי, ואז הערך הוא U ועוד התשלום השלילי.</text:p>
      <text:p text:style-name="P41">לפי משפט מיירסון, תוחלת התשלום (השלילי) שווה לתוחלת סכום הערכים הוירטואליים של המוכרים (במקרה הזה הערכים הם שליליים; ערך = מינוס עלות). <text:s text:c="2"/>כיוון שאנחנו קונים רק חפץ אחד, הכי טוב לקנות מהמוכר עם הערך הגבוה ביותר (= העלות הנמוכה ביותר). <text:s/>כלומר צריך לבחור בין:</text:p>
      <text:list xml:id="list4169238536" text:style-name="L2">
        <text:list-item>
          <text:p text:style-name="P42">לא לקנות - סכום הערכים הוירטואליים הוא 0.</text:p>
        </text:list-item>
        <text:list-item>
          <text:p text:style-name="P42">לקנות מהמוכר עם העלות הכי נמוכה - סכום הערכים הוירטואליים הוא <text:span text:style-name="T74">U</text:span><text:span text:style-name="T16"> </text:span><text:span text:style-name="T19">+</text:span><text:span text:style-name="T16"> </text:span><text:span text:style-name="T20">r(</text:span><text:span text:style-name="T19">-c</text:span><text:span text:style-name="T20">) כאשר c הוא העלות הנמוכה ביותר ו-</text:span><text:span text:style-name="T16">r הוא פונקציית </text:span><text:span text:style-name="T19">הערך הוירטואלי:</text:span></text:p>
        </text:list-item>
      </text:list>
      <text:p text:style-name="P39"><text:span text:style-name="T20">r</text:span><text:span text:style-name="T16">(</text:span><text:span text:style-name="T19">-</text:span><text:span text:style-name="T16">c) = </text:span><text:span text:style-name="T19">-c - (1-F(</text:span><text:span text:style-name="T21">-</text:span><text:span text:style-name="T19">c))/F'(</text:span><text:span text:style-name="T21">-</text:span><text:span text:style-name="T19">c)</text:span></text:p>
      <text:p text:style-name="P21">כדי למקסם את התועלת שלנו, נבחר לקנות מהמוכר עם העלות הנמוכה ביותר, בתנאי שהעלות מספיק נמוכה כך ש:</text:p>
      <text:p text:style-name="P81"><text:span text:style-name="T74">U</text:span> + r(-c) &gt; 0</text:p>
      <text:p text:style-name="P50">נשלם לו את ערך הסף שלו – כלומר את הערך c שעבורו:</text:p>
      <text:p text:style-name="P27"><text:span text:style-name="T57">U</text:span><text:span text:style-name="T27"> + r(-c) </text:span><text:span text:style-name="T57">=</text:span><text:span text:style-name="T27"> 0</text:span></text:p>
      <text:p text:style-name="P28"><text:span text:style-name="T58">c</text:span><text:span text:style-name="T27"> </text:span><text:span text:style-name="T57">=</text:span><text:span text:style-name="T27"> - </text:span><text:span text:style-name="T58">[r</text:span><text:span text:style-name="T12">-1</text:span><text:span text:style-name="T58">(</text:span><text:span text:style-name="T27">-</text:span><text:span text:style-name="T58">U)]</text:span></text:p>
      <text:p text:style-name="P51">למשל, אם העלות מתפלגת באופן אחיד בין 10 ל-30, אז הערך מתפלג אחיד בין -10 ל -30. לפי הנוסחה בשאלה 4א, הערך הוירטואלי הוא:</text:p>
      <text:p text:style-name="P75">r(-c) = 2*(-c) - (-10) = 10-2c</text:p>
      <text:p text:style-name="P52">והתשלום הוא:</text:p>
      <text:p text:style-name="P40"><text:span text:style-name="T60">p = </text:span><text:span text:style-name="T59">min [ 30 , </text:span><text:span text:style-name="T27">(U+10)/2 </text:span><text:span text:style-name="T59">]</text:span></text:p>
      <text:p text:style-name="P22"><text:span text:style-name="T29">לסיכום</text:span><text:span text:style-name="T27">: המכרז הוא "קנה תמורת p מהמוכר עם העלות הנמוכה ביותר, בתנאי שהעלות </text:span><text:span text:style-name="T63">נמוכה</text:span><text:span text:style-name="T27"> מ (U+10)/2".</text:span></text:p>
      <text:p text:style-name="P53"/>
      <text:p text:style-name="P15">שאלה <text:span text:style-name="T66">4</text:span>: <text:span text:style-name="T7">ערך וירטואלי בהתפלגות אחידה</text:span></text:p>
      <text:p text:style-name="P3">נניח שהערך של קונה מסויים מתפלג אחיד בין a ל- b<text:span text:style-name="T8"> (שני פרמטרים חיוביים).</text:span></text:p>
      <text:p text:style-name="P3">א. כיתבו ביטוי לפונקציית הערך הוירטואלי של הקונה<text:span text:style-name="T9">, r(v), כפונקציה של a,b.</text:span></text:p>
      <text:list xml:id="list2730170096" text:style-name="L3">
        <text:list-item>
          <text:p text:style-name="P63"><text:span text:style-name="T30">פתרון</text:span><text:span text:style-name="T28">: </text:span><text:span text:style-name="T39">עלי מסראוה. <text:s/></text:span><text:span text:style-name="T44">r(v)=2v-b</text:span></text:p>
        </text:list-item>
      </text:list>
      <text:p text:style-name="P14"><text:soft-page-break/><text:span text:style-name="T7">ב. כיתבו ביטוי למחיר האופטימלי למכירת חפץ כלשהו לקונה זה, r</text:span><text:span text:style-name="T10">-1</text:span><text:span text:style-name="T9">(0).</text:span></text:p>
      <text:list xml:id="list153547333043839" text:continue-numbering="true" text:style-name="L3">
        <text:list-item>
          <text:p text:style-name="P79"><text:span text:style-name="T40">r</text:span><text:span text:style-name="T11">-1</text:span><text:span text:style-name="T41">(0) </text:span><text:span text:style-name="T27">= b/2</text:span></text:p>
        </text:list-item>
        <text:list-item>
          <text:p text:style-name="P48"><text:span text:style-name="T35">אבל </text:span><text:span text:style-name="T42">המחיר האופטימלי למכירה <text:s/>לקונה זה (בהנחה שהוא הקונה היחיד) הוא:</text:span></text:p>
        </text:list-item>
        <text:list-item>
          <text:p text:style-name="P79"><text:span text:style-name="T42">m</text:span><text:span text:style-name="T27">ax(b/2, a)</text:span></text:p>
        </text:list-item>
      </text:list>
      <text:p text:style-name="P12">ג. כיתבו ביטוי לתוחלת הרווח של המוכר כאשר הוא <text:span text:style-name="T72">מוכר </text:span><text:span text:style-name="T23">רק לקונה זה</text:span><text:span text:style-name="T72">, ו</text:span>משתמש במחיר האופטימלי. </text:p>
      <text:list xml:id="list153547238538420" text:continue-list="list153547313815125" text:style-name="L1">
        <text:list-item>
          <text:p text:style-name="P64"><text:span text:style-name="T31">פתרון</text:span><text:span text:style-name="T38">:</text:span><text:span text:style-name="T28"> </text:span><text:span text:style-name="T43">אם b/2&lt;a, אז המחיר הוא תמיד a, הקונה תמיד קונה ומשלם a, והרווח הוא a.</text:span></text:p>
        </text:list-item>
        <text:list-item>
          <text:p text:style-name="P54">אחרת, הקונה קונה בהסתברות:</text:p>
        </text:list-item>
        <text:list-item>
          <text:p text:style-name="P76">(b-b/2)/(b-a) = b/(2b-2a)</text:p>
        </text:list-item>
        <text:list-item>
          <text:p text:style-name="P54">ומשלם b/2, ותוחלת הרווח היא </text:p>
        </text:list-item>
        <text:list-item>
          <text:p text:style-name="P80"><text:span text:style-name="T43">b</text:span><text:span text:style-name="T27">^2/(4b-4a)</text:span></text:p>
        </text:list-item>
      </text:list>
      <text:p text:style-name="P55"/>
      <text:p text:style-name="P23">שאלה <text:span text:style-name="T71">5</text:span>: <text:span text:style-name="T13">התפלגות אמפירית וערך וירטואלי</text:span></text:p>
      <text:p text:style-name="Text_20_body">כפי שלמדנו בכיתה, מכרז מיירסון למיקסום רווח משתמש בפונקציית הערך הוירטואלי, והיא משתמשת בפונקציית התפלגות ההסתברות:</text:p>
      <text:p text:style-name="P6">F(x) <text:s/>= <text:s/>Prob[v &lt; x]</text:p>
      <text:p text:style-name="P25"><text:span text:style-name="T14">r(</text:span><text:span text:style-name="T15">x</text:span><text:span text:style-name="T14">) = </text:span><text:span text:style-name="T15">x - [1-</text:span><text:span text:style-name="T17">F(x)</text:span><text:span text:style-name="T15">]/</text:span><text:span text:style-name="T17">F</text:span><text:span text:style-name="T18">'</text:span><text:span text:style-name="T17">(x)</text:span></text:p>
      <text:p text:style-name="Text_20_body">ברוב המקרים, הפונקציה F אינה ידועה, ואנחנו צריכים לחשב אותה בקירוב מתוך נתונים סטטיסטיים.</text:p>
      <text:p text:style-name="P4">כיתבו מחלקה לחישוב פונקציה זו. <text:span text:style-name="T24">במחלקה יהיו לפחות שלוש שיטות:</text:span></text:p>
      <text:list xml:id="list313775743" text:style-name="L4">
        <text:list-item>
          <text:p text:style-name="P43"><text:span text:style-name="T24">איתחול (בנאי) - מקבל </text:span>וקטור של <text:span text:style-name="T24">ערכים (שנאספו </text:span>בסקרי<text:span text:style-name="T24">-שוק)</text:span>.</text:p>
        </text:list-item>
        <text:list-item>
          <text:p text:style-name="P44"><text:span text:style-name="T25">F - <text:s/></text:span>מקבלת ערך x, ומחזירה את ההסתברות האמפירית שהערך יהיה קטן מ-x. <text:span text:style-name="T22">שימו לב</text:span> - הפונקציה F תמיד מחזירה ערך בין 0 ל-1.</text:p>
        </text:list-item>
        <text:list-item>
          <text:p text:style-name="P45">r - מקבלת ערך x, ומחזירה את הערך הוירטואלי המתאים.</text:p>
        </text:list-item>
      </text:list>
      <text:p text:style-name="P7">הוסיפו שיטות נוספות לפי הצורך.</text:p>
      <text:p text:style-name="P26"/>
      <text:p text:style-name="P24">class Distribution {</text:p>
      <text:p text:style-name="P24"><text:tab/>Distribution(int[] values);</text:p>
      <text:p text:style-name="P24"><text:tab/><text:span text:style-name="T26">double </text:span>F(int x);</text:p>
      <text:p text:style-name="P29"><text:tab/>double r(int x);</text:p>
      <text:p text:style-name="P30">}</text:p>
      <text:list xml:id="list153547392922669" text:continue-list="list153547238538420" text:style-name="L1">
        <text:list-item>
          <text:p text:style-name="P65"><text:span text:style-name="T32">רעיון ה</text:span><text:span text:style-name="T30">פתרון</text:span><text:span text:style-name="T28">: </text:span></text:p>
          <text:list>
            <text:list-item>
              <text:p text:style-name="P56"><text:soft-page-break/>בבנאי, צריך לסדר את הערכים בסדר עולה ולשמור אותם.</text:p>
            </text:list-item>
            <text:list-item>
              <text:p text:style-name="P56">בפונקציה F, עוברים על הערכים מהקטן לגדול, סופרים כמה ערכים קטנים מ-x, ומחלקים במספר הערכים הכולל (זה קירוב להסתברות שהערך קטן מ-x). בפרט, אם x קטן מהערך המינימלי מחזירים 0 ואם הוא גדול מהערך המקסימלי מחזירים 1.</text:p>
            </text:list-item>
            <text:list-item>
              <text:p text:style-name="P66"><text:span text:style-name="T27">צריך גם פונקציה dF שמחשבת </text:span><text:span text:style-name="T61">בקירוב את הנגזרת של F. דרך אפשרית לעשות זאת היא למצוא את הקטע שבו נמצא x – למצוא שני מספרים סמוכים בטבלת הערכים, a ו-b, המקיימים:</text:span></text:p>
            </text:list-item>
            <text:list-item>
              <text:p text:style-name="P77">a ≤ x ≤ b</text:p>
            </text:list-item>
            <text:list-item>
              <text:p text:style-name="P57">ואז הקירוב לנגזרת בנקודה x הוא השיפוע של F בין a ל b:</text:p>
            </text:list-item>
            <text:list-item>
              <text:p text:style-name="P77">(1/n)/(b-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2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2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2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2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01T15:35:45.697465349</dc:date>
    <meta:editing-duration>P10DT18H39M45S</meta:editing-duration>
    <meta:editing-cycles>1315</meta:editing-cycles>
    <meta:document-statistic meta:table-count="0" meta:image-count="0" meta:object-count="0" meta:page-count="5" meta:paragraph-count="104" meta:word-count="1121" meta:character-count="6118" meta:non-whitespace-character-count="5040"/>
  </office:meta>
</office:document-meta>
</file>